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2.97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40.68mm"/>
    </style:style>
    <style:style style:name="co6" style:family="table-column">
      <style:table-column-properties fo:break-before="auto" style:column-width="51.84mm"/>
    </style:style>
    <style:style style:name="co7" style:family="table-column">
      <style:table-column-properties fo:break-before="auto" style:column-width="44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rror_log_northsa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</text:p>
          </table:table-cell>
        </table:table-row>
        <table:table-row table:style-name="ro1">
          <table:table-cell office:value-type="string" calcext:value-type="string">
            <text:p>0016584.jpg</text:p>
          </table:table-cell>
          <table:table-cell office:value-type="string" calcext:value-type="string">
            <text:p>0016585.jpg</text:p>
          </table:table-cell>
          <table:table-cell office:value-type="float" office:value="-1.50575786939928" calcext:value-type="float">
            <text:p>-1.5057578694</text:p>
          </table:table-cell>
          <table:table-cell office:value-type="float" office:value="6.28984525756057" calcext:value-type="float">
            <text:p>6.2898452576</text:p>
          </table:table-cell>
          <table:table-cell office:value-type="float" office:value="33.8018562961024" calcext:value-type="float">
            <text:p>33.8018562961</text:p>
          </table:table-cell>
          <table:table-cell office:value-type="float" office:value="-84.4076112832382" calcext:value-type="float">
            <text:p>-84.4076112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85.jpg</text:p>
          </table:table-cell>
          <table:table-cell office:value-type="string" calcext:value-type="string">
            <text:p>0016586.jpg</text:p>
          </table:table-cell>
          <table:table-cell office:value-type="float" office:value="-1.6481204327345" calcext:value-type="float">
            <text:p>-1.6481204327</text:p>
          </table:table-cell>
          <table:table-cell office:value-type="float" office:value="6.58718340155508" calcext:value-type="float">
            <text:p>6.5871834016</text:p>
          </table:table-cell>
          <table:table-cell office:value-type="float" office:value="33.8018562447913" calcext:value-type="float">
            <text:p>33.8018562448</text:p>
          </table:table-cell>
          <table:table-cell office:value-type="float" office:value="-84.4076094376145" calcext:value-type="float">
            <text:p>-84.4076094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86.jpg</text:p>
          </table:table-cell>
          <table:table-cell office:value-type="string" calcext:value-type="string">
            <text:p>0016587.jpg</text:p>
          </table:table-cell>
          <table:table-cell office:value-type="float" office:value="-1.67451384404484" calcext:value-type="float">
            <text:p>-1.674513844</text:p>
          </table:table-cell>
          <table:table-cell office:value-type="float" office:value="6.39522010033923" calcext:value-type="float">
            <text:p>6.3952201003</text:p>
          </table:table-cell>
          <table:table-cell office:value-type="float" office:value="33.8018606283812" calcext:value-type="float">
            <text:p>33.8018606284</text:p>
          </table:table-cell>
          <table:table-cell office:value-type="float" office:value="-84.407608700577" calcext:value-type="float">
            <text:p>-84.4076087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87.jpg</text:p>
          </table:table-cell>
          <table:table-cell office:value-type="string" calcext:value-type="string">
            <text:p>0016588.jpg</text:p>
          </table:table-cell>
          <table:table-cell office:value-type="float" office:value="-1.71279957718871" calcext:value-type="float">
            <text:p>-1.7127995772</text:p>
          </table:table-cell>
          <table:table-cell office:value-type="float" office:value="6.24410093113798" calcext:value-type="float">
            <text:p>6.2441009311</text:p>
          </table:table-cell>
          <table:table-cell office:value-type="float" office:value="33.8018646412685" calcext:value-type="float">
            <text:p>33.8018646413</text:p>
          </table:table-cell>
          <table:table-cell office:value-type="float" office:value="-84.4076078562944" calcext:value-type="float">
            <text:p>-84.407607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88.jpg</text:p>
          </table:table-cell>
          <table:table-cell office:value-type="string" calcext:value-type="string">
            <text:p>0016589.jpg</text:p>
          </table:table-cell>
          <table:table-cell office:value-type="float" office:value="-2.15280372480202" calcext:value-type="float">
            <text:p>-2.1528037248</text:p>
          </table:table-cell>
          <table:table-cell office:value-type="float" office:value="7.55070709256136" calcext:value-type="float">
            <text:p>7.5507070926</text:p>
          </table:table-cell>
          <table:table-cell office:value-type="float" office:value="33.8018554289527" calcext:value-type="float">
            <text:p>33.801855429</text:p>
          </table:table-cell>
          <table:table-cell office:value-type="float" office:value="-84.4076030627297" calcext:value-type="float">
            <text:p>-84.4076030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89.jpg</text:p>
          </table:table-cell>
          <table:table-cell office:value-type="string" calcext:value-type="string">
            <text:p>0016590.jpg</text:p>
          </table:table-cell>
          <table:table-cell office:value-type="float" office:value="-2.01580107785976" calcext:value-type="float">
            <text:p>-2.0158010779</text:p>
          </table:table-cell>
          <table:table-cell office:value-type="float" office:value="6.77394948573564" calcext:value-type="float">
            <text:p>6.7739494857</text:p>
          </table:table-cell>
          <table:table-cell office:value-type="float" office:value="33.8018651085931" calcext:value-type="float">
            <text:p>33.8018651086</text:p>
          </table:table-cell>
          <table:table-cell office:value-type="float" office:value="-84.4076039401751" calcext:value-type="float">
            <text:p>-84.4076039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0.jpg</text:p>
          </table:table-cell>
          <table:table-cell office:value-type="string" calcext:value-type="string">
            <text:p>0016591.jpg</text:p>
          </table:table-cell>
          <table:table-cell office:value-type="float" office:value="-1.94533684711046" calcext:value-type="float">
            <text:p>-1.9453368471</text:p>
          </table:table-cell>
          <table:table-cell office:value-type="float" office:value="6.24080844400595" calcext:value-type="float">
            <text:p>6.240808444</text:p>
          </table:table-cell>
          <table:table-cell office:value-type="float" office:value="33.8018725781593" calcext:value-type="float">
            <text:p>33.8018725782</text:p>
          </table:table-cell>
          <table:table-cell office:value-type="float" office:value="-84.4076041557287" calcext:value-type="float">
            <text:p>-84.4076041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1.jpg</text:p>
          </table:table-cell>
          <table:table-cell office:value-type="string" calcext:value-type="string">
            <text:p>0016592.jpg</text:p>
          </table:table-cell>
          <table:table-cell office:value-type="float" office:value="-1.5319496413892" calcext:value-type="float">
            <text:p>-1.5319496414</text:p>
          </table:table-cell>
          <table:table-cell office:value-type="float" office:value="4.71351658130411" calcext:value-type="float">
            <text:p>4.7135165813</text:p>
          </table:table-cell>
          <table:table-cell office:value-type="float" office:value="33.8018881428016" calcext:value-type="float">
            <text:p>33.8018881428</text:p>
          </table:table-cell>
          <table:table-cell office:value-type="float" office:value="-84.4076074820344" calcext:value-type="float">
            <text:p>-84.407607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2.jpg</text:p>
          </table:table-cell>
          <table:table-cell office:value-type="string" calcext:value-type="string">
            <text:p>0016593.jpg</text:p>
          </table:table-cell>
          <table:table-cell office:value-type="float" office:value="-1.34321344517915" calcext:value-type="float">
            <text:p>-1.3432134452</text:p>
          </table:table-cell>
          <table:table-cell office:value-type="float" office:value="3.93170129654093" calcext:value-type="float">
            <text:p>3.9317012965</text:p>
          </table:table-cell>
          <table:table-cell office:value-type="float" office:value="33.8018969397522" calcext:value-type="float">
            <text:p>33.8018969398</text:p>
          </table:table-cell>
          <table:table-cell office:value-type="float" office:value="-84.4076085864415" calcext:value-type="float">
            <text:p>-84.4076085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3.jpg</text:p>
          </table:table-cell>
          <table:table-cell office:value-type="string" calcext:value-type="string">
            <text:p>0016594.jpg</text:p>
          </table:table-cell>
          <table:table-cell office:value-type="float" office:value="-1.64603230427297" calcext:value-type="float">
            <text:p>-1.6460323043</text:p>
          </table:table-cell>
          <table:table-cell office:value-type="float" office:value="4.61592102044185" calcext:value-type="float">
            <text:p>4.6159210204</text:p>
          </table:table-cell>
          <table:table-cell office:value-type="float" office:value="33.8018924262416" calcext:value-type="float">
            <text:p>33.8018924262</text:p>
          </table:table-cell>
          <table:table-cell office:value-type="float" office:value="-84.4076047842581" calcext:value-type="float">
            <text:p>-84.4076047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4.jpg</text:p>
          </table:table-cell>
          <table:table-cell office:value-type="string" calcext:value-type="string">
            <text:p>0016595.jpg</text:p>
          </table:table-cell>
          <table:table-cell office:value-type="float" office:value="-1.69097875328273" calcext:value-type="float">
            <text:p>-1.6909787533</text:p>
          </table:table-cell>
          <table:table-cell office:value-type="float" office:value="4.54085301367346" calcext:value-type="float">
            <text:p>4.5408530137</text:p>
          </table:table-cell>
          <table:table-cell office:value-type="float" office:value="33.8018948023999" calcext:value-type="float">
            <text:p>33.8018948024</text:p>
          </table:table-cell>
          <table:table-cell office:value-type="float" office:value="-84.4076035587629" calcext:value-type="float">
            <text:p>-84.4076035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5.jpg</text:p>
          </table:table-cell>
          <table:table-cell office:value-type="string" calcext:value-type="string">
            <text:p>0016596.jpg</text:p>
          </table:table-cell>
          <table:table-cell office:value-type="float" office:value="-1.36533572005525" calcext:value-type="float">
            <text:p>-1.3653357201</text:p>
          </table:table-cell>
          <table:table-cell office:value-type="float" office:value="3.46528068628344" calcext:value-type="float">
            <text:p>3.4652806863</text:p>
          </table:table-cell>
          <table:table-cell office:value-type="float" office:value="33.8019062771579" calcext:value-type="float">
            <text:p>33.8019062772</text:p>
          </table:table-cell>
          <table:table-cell office:value-type="float" office:value="-84.4076060608855" calcext:value-type="float">
            <text:p>-84.4076060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6.jpg</text:p>
          </table:table-cell>
          <table:table-cell office:value-type="string" calcext:value-type="string">
            <text:p>0016597.jpg</text:p>
          </table:table-cell>
          <table:table-cell office:value-type="float" office:value="-2.28858664504303" calcext:value-type="float">
            <text:p>-2.288586645</text:p>
          </table:table-cell>
          <table:table-cell office:value-type="float" office:value="5.60742113832805" calcext:value-type="float">
            <text:p>5.6074211383</text:p>
          </table:table-cell>
          <table:table-cell office:value-type="float" office:value="33.8018884770464" calcext:value-type="float">
            <text:p>33.801888477</text:p>
          </table:table-cell>
          <table:table-cell office:value-type="float" office:value="-84.407595958996" calcext:value-type="float">
            <text:p>-84.40759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7.jpg</text:p>
          </table:table-cell>
          <table:table-cell office:value-type="string" calcext:value-type="string">
            <text:p>0016598.jpg</text:p>
          </table:table-cell>
          <table:table-cell office:value-type="float" office:value="-1.384247198195" calcext:value-type="float">
            <text:p>-1.3842471982</text:p>
          </table:table-cell>
          <table:table-cell office:value-type="float" office:value="3.19021870759087" calcext:value-type="float">
            <text:p>3.1902187076</text:p>
          </table:table-cell>
          <table:table-cell office:value-type="float" office:value="33.8019121711606" calcext:value-type="float">
            <text:p>33.8019121712</text:p>
          </table:table-cell>
          <table:table-cell office:value-type="float" office:value="-84.4076043320041" calcext:value-type="float">
            <text:p>-84.407604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8.jpg</text:p>
          </table:table-cell>
          <table:table-cell office:value-type="string" calcext:value-type="string">
            <text:p>0016599.jpg</text:p>
          </table:table-cell>
          <table:table-cell office:value-type="float" office:value="-3.12399246298138" calcext:value-type="float">
            <text:p>-3.123992463</text:p>
          </table:table-cell>
          <table:table-cell office:value-type="float" office:value="6.99862943504421" calcext:value-type="float">
            <text:p>6.998629435</text:p>
          </table:table-cell>
          <table:table-cell office:value-type="float" office:value="33.8018791727322" calcext:value-type="float">
            <text:p>33.8018791727</text:p>
          </table:table-cell>
          <table:table-cell office:value-type="float" office:value="-84.4075858710398" calcext:value-type="float">
            <text:p>-84.407585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599.jpg</text:p>
          </table:table-cell>
          <table:table-cell office:value-type="string" calcext:value-type="string">
            <text:p>0016600.jpg</text:p>
          </table:table-cell>
          <table:table-cell office:value-type="float" office:value="-1.51545558864008" calcext:value-type="float">
            <text:p>-1.5154555886</text:p>
          </table:table-cell>
          <table:table-cell office:value-type="float" office:value="3.19289335233648" calcext:value-type="float">
            <text:p>3.1928933523</text:p>
          </table:table-cell>
          <table:table-cell office:value-type="float" office:value="33.8019155472843" calcext:value-type="float">
            <text:p>33.8019155473</text:p>
          </table:table-cell>
          <table:table-cell office:value-type="float" office:value="-84.4076014766553" calcext:value-type="float">
            <text:p>-84.4076014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6600.jpg</text:p>
          </table:table-cell>
          <table:table-cell office:value-type="string" calcext:value-type="string">
            <text:p>0016601.jp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22:50:15.099462373</dc:date>
    <meta:editing-duration>PT13M8S</meta:editing-duration>
    <meta:editing-cycles>1</meta:editing-cycles>
    <meta:document-statistic meta:table-count="1" meta:cell-count="106" meta:object-count="0"/>
    <meta:generator>LibreOffice/5.1.6.2$Linux_X86_64 LibreOffice_project/10m0$Build-2</meta:generator>
  </office:meta>
</office:document-meta>
</file>